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811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1.4965in"/>
    </style:style>
    <style:style style:name="co5" style:family="table-column">
      <style:table-column-properties fo:break-before="auto" style:column-width="3.6591in"/>
    </style:style>
    <style:style style:name="co7" style:family="table-column">
      <style:table-column-properties fo:break-before="auto" style:column-width="2.239in"/>
    </style:style>
    <style:style style:name="co8" style:family="table-column">
      <style:table-column-properties fo:break-before="auto" style:column-width="1.922in"/>
    </style:style>
    <style:style style:name="co9" style:family="table-column">
      <style:table-column-properties fo:break-before="auto" style:column-width="4.620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8">
          <table:table-cell table:style-name="ce1" office:value-type="string">
            <text:p>Estabeleciment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table:style-name="ce1" office:value-type="string">
            <text:p>Endereço</text:p>
          </table:table-cell>
          <table:table-cell table:style-name="ce1" office:value-type="string">
            <text:p>Bairro</text:p>
          </table:table-cell>
          <table:table-cell table:style-name="ce1" office:value-type="string">
            <text:p>Telefone</text:p>
          </table:table-cell>
          <table:table-cell table:style-name="ce1" office:value-type="string">
            <text:p>Tipo de Unidade</text:p>
          </table:table-cell>
        </table:table-row>
        <table:table-row table:style-name="ro8">
          <table:table-cell office:value-type="string">
            <text:p>AAFLAP ATENDIMENTO DE ODONTOLOGI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 ADHEMAR DE BARROS 186 </text:p>
          </table:table-cell>
          <table:table-cell office:value-type="string">
            <text:p>JARDIM SAO DIMAS</text:p>
          </table:table-cell>
          <table:table-cell office:value-type="string">
            <text:p>(12) 39426533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AME AMBULATORIO MED ESPECIALIDADES SAO JOSE DOS CAMPO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 ENGENHEIRO FRANCISCO LONGO 925 </text:p>
          </table:table-cell>
          <table:table-cell office:value-type="string">
            <text:p>JARDIM SAO DIMAS</text:p>
          </table:table-cell>
          <table:table-cell office:value-type="string">
            <text:p>(12) 32092102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APAE SJCAMPO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DOUTOR NELSON DAVILA 1100 SALA 2 E 3</text:p>
          </table:table-cell>
          <table:table-cell office:value-type="string">
            <text:p>CENTRO</text:p>
          </table:table-cell>
          <table:table-cell office:value-type="string">
            <text:p>012 39233138</text:p>
          </table:table-cell>
          <table:table-cell office:value-type="string">
            <text:p>UNIDADE DE APOIO DIAGNOSE E TERAPIA (SADT ISOLADO)</text:p>
          </table:table-cell>
        </table:table-row>
        <table:table-row table:style-name="ro8">
          <table:table-cell office:value-type="string">
            <text:p>ASSOCIACAO INSTITUTO CHUI DE PSIQUIATRI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PRACA CHUI 76 </text:p>
          </table:table-cell>
          <table:table-cell office:value-type="string">
            <text:p>JARDIM MARINGA</text:p>
          </table:table-cell>
          <table:table-cell office:value-type="string">
            <text:p>012 39216355</text:p>
          </table:table-cell>
          <table:table-cell office:value-type="string">
            <text:p>HOSPITAL ESPECIALIZADO</text:p>
          </table:table-cell>
        </table:table-row>
        <table:table-row table:style-name="ro2">
          <table:table-cell office:value-type="string">
            <text:p>CAPS ALCOOL E DROGA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TENENTE MANOEL PEDRO DE CARVALHO 26 </text:p>
          </table:table-cell>
          <table:table-cell office:value-type="string">
            <text:p>CENTRO</text:p>
          </table:table-cell>
          <table:table-cell office:value-type="string">
            <text:p>012 39135198</text:p>
          </table:table-cell>
          <table:table-cell office:value-type="string">
            <text:p>CENTRO DE ATENCAO PSICOSSOCIAL</text:p>
          </table:table-cell>
        </table:table-row>
        <table:table-row table:style-name="ro8">
          <table:table-cell office:value-type="string">
            <text:p>CAPS CENTRO NORT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MAJOR ANTONIO DOMINGUES 227 </text:p>
          </table:table-cell>
          <table:table-cell office:value-type="string">
            <text:p>CENTRO</text:p>
          </table:table-cell>
          <table:table-cell office:value-type="string">
            <text:p>12-39414732</text:p>
          </table:table-cell>
          <table:table-cell office:value-type="string">
            <text:p>CENTRO DE ATENCAO PSICOSSOCIAL</text:p>
          </table:table-cell>
        </table:table-row>
        <table:table-row table:style-name="ro8">
          <table:table-cell office:value-type="string">
            <text:p>CAPS I SU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JACINTO GALO 191 </text:p>
          </table:table-cell>
          <table:table-cell office:value-type="string">
            <text:p>BOSQUE DOS EUCALIPTO</text:p>
          </table:table-cell>
          <table:table-cell office:value-type="string">
            <text:p>012 39163072</text:p>
          </table:table-cell>
          <table:table-cell office:value-type="string">
            <text:p>CENTRO DE ATENCAO PSICOSSOCIAL</text:p>
          </table:table-cell>
        </table:table-row>
        <table:table-row table:style-name="ro2">
          <table:table-cell office:value-type="string">
            <text:p>CAPS II INFANCI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TENENTE MANOEL PEDRO DE CARVALHO 187 </text:p>
          </table:table-cell>
          <table:table-cell office:value-type="string">
            <text:p>JARDIM BELA VISTA</text:p>
          </table:table-cell>
          <table:table-cell office:value-type="string">
            <text:p>(12)39428231</text:p>
          </table:table-cell>
          <table:table-cell office:value-type="string">
            <text:p>CENTRO DE ATENCAO PSICOSSOCIAL</text:p>
          </table:table-cell>
        </table:table-row>
        <table:table-row table:style-name="ro8">
          <table:table-cell office:value-type="string">
            <text:p>CAS CASA DE APOIO AO SERVIDOR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SEBASTIAO HUMEL 559 </text:p>
          </table:table-cell>
          <table:table-cell office:value-type="string">
            <text:p>CENTRO</text:p>
          </table:table-cell>
          <table:table-cell office:value-type="string">
            <text:p>(12)39135303</text:p>
          </table:table-cell>
          <table:table-cell office:value-type="string">
            <text:p>POLICLINICA</text:p>
          </table:table-cell>
        </table:table-row>
        <table:table-row table:style-name="ro8">
          <table:table-cell office:value-type="string">
            <text:p>CASA DO IDOS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EUCLIDES MIRAGAIA 508 </text:p>
          </table:table-cell>
          <table:table-cell office:value-type="string">
            <text:p>CENTRO</text:p>
          </table:table-cell>
          <table:table-cell office:value-type="string">
            <text:p>12 39098600</text:p>
          </table:table-cell>
          <table:table-cell office:value-type="string">
            <text:p>POLICLINICA</text:p>
          </table:table-cell>
        </table:table-row>
        <table:table-row table:style-name="ro8">
          <table:table-cell office:value-type="string">
            <text:p>CCZ CENTRO DE CONTROLE DE ZOONOSE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GEORGE WILLIANS 581 </text:p>
          </table:table-cell>
          <table:table-cell office:value-type="string">
            <text:p>PARQUE INDUSTRIAL</text:p>
          </table:table-cell>
          <table:table-cell office:value-type="float" office:value="39310888">
            <text:p>39310888</text:p>
          </table:table-cell>
          <table:table-cell office:value-type="string">
            <text:p>UNIDADE DE VIGILANCIA EM SAUDE</text:p>
          </table:table-cell>
        </table:table-row>
        <table:table-row table:style-name="ro2">
          <table:table-cell office:value-type="string">
            <text:p>CENON CENTRO DE ONCOLOGIA RADIOTERAPICA DO VALE UNIDADE I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ANTONIO SAES 462 </text:p>
          </table:table-cell>
          <table:table-cell office:value-type="string">
            <text:p>CENTRO</text:p>
          </table:table-cell>
          <table:table-cell office:value-type="string">
            <text:p>012 39212170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CENTRAL DE REGULACAO DE SERVICOS DE SAUD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GUARANI 273 </text:p>
          </table:table-cell>
          <table:table-cell office:value-type="string">
            <text:p>SANTANA</text:p>
          </table:table-cell>
          <table:table-cell office:value-type="string">
            <text:p>(12)39478056</text:p>
          </table:table-cell>
          <table:table-cell office:value-type="string">
            <text:p>CENTRAL DE REGULACAO DE SERVICOS DE SAUDE</text:p>
          </table:table-cell>
        </table:table-row>
        <table:table-row table:style-name="ro2">
          <table:table-cell office:value-type="string">
            <text:p>CENTRO DE DETENCAO PROVISORIA DE SAO JOSE DOS CAMPO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ESTRADA PERNAMBUCANO S/N </text:p>
          </table:table-cell>
          <table:table-cell office:value-type="string">
            <text:p>PUTIM</text:p>
          </table:table-cell>
          <table:table-cell office:value-type="string">
            <text:p>(12) 39441074</text:p>
          </table:table-cell>
          <table:table-cell office:value-type="string">
            <text:p>POSTO DE SAUDE</text:p>
          </table:table-cell>
        </table:table-row>
        <table:table-row table:style-name="ro8">
          <table:table-cell office:value-type="string">
            <text:p>CENTRO DE REFERENCIA EM MOLESTIAS INFECCIOSA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AMIN ASSAD 200 </text:p>
          </table:table-cell>
          <table:table-cell office:value-type="string">
            <text:p>JARDIM SAO DIMAS</text:p>
          </table:table-cell>
          <table:table-cell office:value-type="string">
            <text:p>012 39248502</text:p>
          </table:table-cell>
          <table:table-cell office:value-type="string">
            <text:p>HOSPITAL/DIA - ISOLADO</text:p>
          </table:table-cell>
        </table:table-row>
        <table:table-row table:style-name="ro2">
          <table:table-cell office:value-type="string">
            <text:p>CENTRO DE RESSOCIALIZACAO FEMININO DE SAO JOSE DOS CAMPO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TRAVESSA FRANCISCO ALMADA 81 </text:p>
          </table:table-cell>
          <table:table-cell office:value-type="string">
            <text:p>CENTRO</text:p>
          </table:table-cell>
          <table:table-cell office:value-type="string">
            <text:p>012 39428997</text:p>
          </table:table-cell>
          <table:table-cell office:value-type="string">
            <text:p>POSTO DE SAUDE</text:p>
          </table:table-cell>
        </table:table-row>
        <table:table-row table:style-name="ro2">
          <table:table-cell office:value-type="string">
            <text:p>CENTRO DE TRATAMENTO FABIANA MACEDO DE MORAI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POSSIDONIO JOSE DE FREITAS 1200 </text:p>
          </table:table-cell>
          <table:table-cell office:value-type="string">
            <text:p>URBANOVA III</text:p>
          </table:table-cell>
          <table:table-cell office:value-type="float" office:value="39493167">
            <text:p>39493167</text:p>
          </table:table-cell>
          <table:table-cell office:value-type="string">
            <text:p>HOSPITAL ESPECIALIZADO</text:p>
          </table:table-cell>
        </table:table-row>
        <table:table-row table:style-name="ro8">
          <table:table-cell office:value-type="string">
            <text:p>CHIBA MEDICA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PORTO NOVO 401 </text:p>
          </table:table-cell>
          <table:table-cell office:value-type="string">
            <text:p>JARDIM SATELITE</text:p>
          </table:table-cell>
          <table:table-cell office:value-type="string">
            <text:p>012 39396251</text:p>
          </table:table-cell>
          <table:table-cell office:value-type="string">
            <text:p>UNIDADE DE APOIO DIAGNOSE E TERAPIA (SADT ISOLADO)</text:p>
          </table:table-cell>
        </table:table-row>
        <table:table-row table:style-name="ro8">
          <table:table-cell office:value-type="string">
            <text:p>CIPAX MEDICINA DIAGNOSTIC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NOVE DE JULHO 507 </text:p>
          </table:table-cell>
          <table:table-cell office:value-type="string">
            <text:p>JARDIM APOLO</text:p>
          </table:table-cell>
          <table:table-cell office:value-type="string">
            <text:p>(12)32030632</text:p>
          </table:table-cell>
          <table:table-cell office:value-type="string">
            <text:p>UNIDADE DE APOIO DIAGNOSE E TERAPIA (SADT ISOLADO)</text:p>
          </table:table-cell>
        </table:table-row>
        <table:table-row table:style-name="ro8">
          <table:table-cell office:value-type="string">
            <text:p>CLINICA CORPORA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 DOM PEDRO I 13 </text:p>
          </table:table-cell>
          <table:table-cell office:value-type="string">
            <text:p>JARDIM IMPERIAL</text:p>
          </table:table-cell>
          <table:table-cell office:value-type="string">
            <text:p>012 39031804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CLINICA DE REABILITACAO SAO GABRIE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DOUTOR IVAN DE SOUZA LOPES 74 </text:p>
          </table:table-cell>
          <table:table-cell office:value-type="string">
            <text:p>CENTRO</text:p>
          </table:table-cell>
          <table:table-cell office:value-type="string">
            <text:p>012 39412617</text:p>
          </table:table-cell>
          <table:table-cell office:value-type="string">
            <text:p>UNIDADE DE APOIO DIAGNOSE E TERAPIA (SADT ISOLADO)</text:p>
          </table:table-cell>
        </table:table-row>
        <table:table-row table:style-name="ro8">
          <table:table-cell office:value-type="string">
            <text:p>CLINICA DO TORAX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CORONEL JOSE MONTEIRO 740 </text:p>
          </table:table-cell>
          <table:table-cell office:value-type="string">
            <text:p>CENTRO</text:p>
          </table:table-cell>
          <table:table-cell office:value-type="float" office:value="39412000">
            <text:p>39412000</text:p>
          </table:table-cell>
          <table:table-cell office:value-type="string">
            <text:p>POLICLINICA</text:p>
          </table:table-cell>
        </table:table-row>
        <table:table-row table:style-name="ro8">
          <table:table-cell office:value-type="string">
            <text:p>CLINICA DR MARIO SERGIO LEONE CARREGOS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IVAN DE SOUSA LOPES 64 SALA 01</text:p>
          </table:table-cell>
          <table:table-cell office:value-type="string">
            <text:p>CENTRO</text:p>
          </table:table-cell>
          <table:table-cell office:value-type="string">
            <text:p>(12)39225011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CLINICA SATELIT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CASSIOPEIA 148 </text:p>
          </table:table-cell>
          <table:table-cell office:value-type="string">
            <text:p>JARDIM SATELITE</text:p>
          </table:table-cell>
          <table:table-cell office:value-type="string">
            <text:p>012 39311151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COAS CTA CENTRO DE TESTAGEM E ACONSELHAMENT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AMIM ASSAD 200 1 ANDAR</text:p>
          </table:table-cell>
          <table:table-cell office:value-type="string">
            <text:p>JARDIM SAO DIMAS</text:p>
          </table:table-cell>
          <table:table-cell office:value-type="string">
            <text:p>(12)39229649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COIFE ODONT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VILACA 182 </text:p>
          </table:table-cell>
          <table:table-cell office:value-type="string">
            <text:p>CENTRO</text:p>
          </table:table-cell>
          <table:table-cell office:value-type="float" office:value="39114001">
            <text:p>39114001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CRESO CENTRO DE REF ESPECIALIZADA EM SAUDE OCUPACIONA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MARIA LUIZA GUIMARAES MEDEIROS 92 TERREO</text:p>
          </table:table-cell>
          <table:table-cell office:value-type="string">
            <text:p>VILA SANTA LUZIA</text:p>
          </table:table-cell>
          <table:table-cell office:value-type="string">
            <text:p>(12)39478667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CTP EM TISIOLOGIA DERMATOLOGIA SANITARIA E LESOE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RUBIAO JUNIOR 596 </text:p>
          </table:table-cell>
          <table:table-cell office:value-type="string">
            <text:p>CENTRO</text:p>
          </table:table-cell>
          <table:table-cell office:value-type="float" office:value="39115129">
            <text:p>39115129</text:p>
          </table:table-cell>
          <table:table-cell office:value-type="string">
            <text:p>POLICLINICA</text:p>
          </table:table-cell>
        </table:table-row>
        <table:table-row table:style-name="ro8">
          <table:table-cell office:value-type="string">
            <text:p>CVV AMBULATORI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JOSE LEITE DA SILVA 22 </text:p>
          </table:table-cell>
          <table:table-cell office:value-type="string">
            <text:p>JARDIM BELA VISTA</text:p>
          </table:table-cell>
          <table:table-cell office:value-type="string">
            <text:p>012 39221686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CVV AMBULATORIO ADULT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TENENTE NEVIO BARACHO 201 </text:p>
          </table:table-cell>
          <table:table-cell office:value-type="string">
            <text:p>JARDIM BELA VISTA</text:p>
          </table:table-cell>
          <table:table-cell office:value-type="string">
            <text:p>12 - 39210003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CVV AMBULATORIO INFANTO JUVENI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HUMAITA 496 </text:p>
          </table:table-cell>
          <table:table-cell office:value-type="string">
            <text:p>CENTRO</text:p>
          </table:table-cell>
          <table:table-cell office:value-type="string">
            <text:p>12 - 32067130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CVV FRANCISCA JULI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ESTRADA DR BEZERRA DE MENEZES 700 </text:p>
          </table:table-cell>
          <table:table-cell office:value-type="string">
            <text:p>TORRAO DE OURO</text:p>
          </table:table-cell>
          <table:table-cell office:value-type="string">
            <text:p>12-39449090</text:p>
          </table:table-cell>
          <table:table-cell office:value-type="string">
            <text:p>HOSPITAL ESPECIALIZADO</text:p>
          </table:table-cell>
        </table:table-row>
        <table:table-row table:style-name="ro2">
          <table:table-cell office:value-type="string">
            <text:p>DIGEN IMAG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 ALFREDO IGNACIO N PENIDO 255 SALAS 410 E 411</text:p>
          </table:table-cell>
          <table:table-cell office:value-type="string">
            <text:p>JARDIM AQUARIUS</text:p>
          </table:table-cell>
          <table:table-cell office:value-type="string">
            <text:p>12-39413549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DIMEN VAL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DOUTOR ADHEMAR DE BARROS 1020 </text:p>
          </table:table-cell>
          <table:table-cell office:value-type="string">
            <text:p>VILA ADYANNA</text:p>
          </table:table-cell>
          <table:table-cell office:value-type="string">
            <text:p>(12) 39136222</text:p>
          </table:table-cell>
          <table:table-cell office:value-type="string">
            <text:p>UNIDADE DE APOIO DIAGNOSE E TERAPIA (SADT ISOLADO)</text:p>
          </table:table-cell>
        </table:table-row>
        <table:table-row table:style-name="ro8">
          <table:table-cell office:value-type="string">
            <text:p>DIR 21 SAO JOSE DOS CAMPOS UAC REGULACA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 OLIVO GOMES 100 </text:p>
          </table:table-cell>
          <table:table-cell office:value-type="string">
            <text:p>SANTANA</text:p>
          </table:table-cell>
          <table:table-cell office:value-type="string">
            <text:p>12 3941-7211</text:p>
          </table:table-cell>
          <table:table-cell office:value-type="string">
            <text:p>CENTRAL DE REGULACAO DE SERVICOS DE SAUDE</text:p>
          </table:table-cell>
        </table:table-row>
        <table:table-row table:style-name="ro2">
          <table:table-cell office:value-type="string">
            <text:p>FAMME UNIDADE CENTRAL DE SAUDE MARIA JOSE RODRIGUE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JOAO GUILHERMINO 317 </text:p>
          </table:table-cell>
          <table:table-cell office:value-type="string">
            <text:p>CENTRO</text:p>
          </table:table-cell>
          <table:table-cell office:value-type="string">
            <text:p>(12) 39433100</text:p>
          </table:table-cell>
          <table:table-cell office:value-type="string">
            <text:p>POLICLINICA</text:p>
          </table:table-cell>
        </table:table-row>
        <table:table-row table:style-name="ro8">
          <table:table-cell office:value-type="string">
            <text:p>FARMACIA MEDEX DRS XVII TAUBAT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 ENGENHEIRO SEBASTIAO GULBERTO 545 </text:p>
          </table:table-cell>
          <table:table-cell office:value-type="string">
            <text:p>VILA MARIA</text:p>
          </table:table-cell>
          <table:table-cell office:value-type="string">
            <text:p>(12)39417211</text:p>
          </table:table-cell>
          <table:table-cell office:value-type="string">
            <text:p>FARMACIA</text:p>
          </table:table-cell>
        </table:table-row>
        <table:table-row table:style-name="ro2">
          <table:table-cell office:value-type="string">
            <text:p>FISIOCENTER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PRACA MONSENHOR LUIZ GONZAGA ALVES CAVALH 47 </text:p>
          </table:table-cell>
          <table:table-cell office:value-type="string">
            <text:p>SANTANA</text:p>
          </table:table-cell>
          <table:table-cell office:value-type="string">
            <text:p>012 39222871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FISIOVALE FISIOTERAPIA SS LTD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ITAMBE 490 </text:p>
          </table:table-cell>
          <table:table-cell office:value-type="string">
            <text:p>JARDIM SATELITE</text:p>
          </table:table-cell>
          <table:table-cell office:value-type="string">
            <text:p>(12) 39310049</text:p>
          </table:table-cell>
          <table:table-cell office:value-type="string">
            <text:p>UNIDADE DE APOIO DIAGNOSE E TERAPIA (SADT ISOLADO)</text:p>
          </table:table-cell>
        </table:table-row>
        <table:table-row table:style-name="ro8">
          <table:table-cell office:value-type="string">
            <text:p>FUNDHA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SANTAREM 560 </text:p>
          </table:table-cell>
          <table:table-cell office:value-type="string">
            <text:p>PARQUE INDUSTRIAL</text:p>
          </table:table-cell>
          <table:table-cell office:value-type="string">
            <text:p>012 39320556</text:p>
          </table:table-cell>
          <table:table-cell office:value-type="string">
            <text:p>POLICLINICA</text:p>
          </table:table-cell>
        </table:table-row>
        <table:table-row table:style-name="ro2">
          <table:table-cell office:value-type="string">
            <text:p>GRUPO REG DE VIGILANCIA EM SAUDE XXVII SA0 JOSE DOS CAMPO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 ENG SEBASTIAO GUALBERTO 545 </text:p>
          </table:table-cell>
          <table:table-cell office:value-type="string">
            <text:p>VILA MARIA</text:p>
          </table:table-cell>
          <table:table-cell table:style-name="ce3"/>
          <table:table-cell office:value-type="string">
            <text:p>UNIDADE DE VIGILANCIA EM SAUDE</text:p>
          </table:table-cell>
        </table:table-row>
        <table:table-row table:style-name="ro8">
          <table:table-cell office:value-type="string">
            <text:p>GUACELLI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VILACA 689 </text:p>
          </table:table-cell>
          <table:table-cell office:value-type="string">
            <text:p>CENTRO</text:p>
          </table:table-cell>
          <table:table-cell office:value-type="string">
            <text:p>012 39220800</text:p>
          </table:table-cell>
          <table:table-cell office:value-type="string">
            <text:p>UNIDADE DE APOIO DIAGNOSE E TERAPIA (SADT ISOLADO)</text:p>
          </table:table-cell>
        </table:table-row>
        <table:table-row table:style-name="ro8">
          <table:table-cell office:value-type="string">
            <text:p>HEMOTERAPI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ANTONIO SAIS 425 </text:p>
          </table:table-cell>
          <table:table-cell office:value-type="string">
            <text:p>CENTRO</text:p>
          </table:table-cell>
          <table:table-cell office:value-type="string">
            <text:p>012 35193766</text:p>
          </table:table-cell>
          <table:table-cell office:value-type="string">
            <text:p>CENTRO DE ATENCAO HEMOTERAPICA E OU HEMATOLOGICA</text:p>
          </table:table-cell>
        </table:table-row>
        <table:table-row table:style-name="ro8">
          <table:table-cell office:value-type="string">
            <text:p>HOSPITAL ARGIA PROVISA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ANTONIO CAMPOS MELO 294 </text:p>
          </table:table-cell>
          <table:table-cell office:value-type="string">
            <text:p>BOSQUE DOS EUCALIPTO</text:p>
          </table:table-cell>
          <table:table-cell office:value-type="string">
            <text:p>012 39193200</text:p>
          </table:table-cell>
          <table:table-cell office:value-type="string">
            <text:p>HOSPITAL ESPECIALIZADO</text:p>
          </table:table-cell>
        </table:table-row>
        <table:table-row table:style-name="ro8">
          <table:table-cell office:value-type="string">
            <text:p>HOSPITAL DE CLINICAS SU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PRACA NATAL 55 </text:p>
          </table:table-cell>
          <table:table-cell office:value-type="string">
            <text:p>PARQUE INDUSTRIAL</text:p>
          </table:table-cell>
          <table:table-cell office:value-type="string">
            <text:p>(12) 39315711</text:p>
          </table:table-cell>
          <table:table-cell office:value-type="string">
            <text:p>HOSPITAL GERAL</text:p>
          </table:table-cell>
        </table:table-row>
        <table:table-row table:style-name="ro2">
          <table:table-cell office:value-type="string">
            <text:p>HOSPITAL MUNICIPAL DR JOSE DE CARVALHO FLORENC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SAIGIRO NAKAMURA 800 </text:p>
          </table:table-cell>
          <table:table-cell office:value-type="string">
            <text:p>VILA INDUSTRIAL</text:p>
          </table:table-cell>
          <table:table-cell office:value-type="string">
            <text:p>(12)39013400</text:p>
          </table:table-cell>
          <table:table-cell office:value-type="string">
            <text:p>HOSPITAL GERAL</text:p>
          </table:table-cell>
        </table:table-row>
        <table:table-row table:style-name="ro8">
          <table:table-cell office:value-type="string">
            <text:p>HOSPITAL PIO XII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PARAGUASSU 51 </text:p>
          </table:table-cell>
          <table:table-cell office:value-type="string">
            <text:p>SANTANA</text:p>
          </table:table-cell>
          <table:table-cell office:value-type="string">
            <text:p>012 39283304</text:p>
          </table:table-cell>
          <table:table-cell office:value-type="string">
            <text:p>HOSPITAL GERAL</text:p>
          </table:table-cell>
        </table:table-row>
        <table:table-row table:style-name="ro2">
          <table:table-cell office:value-type="string">
            <text:p>IPMMI HOSPITAL MATERNO INFANTIL ANTONINHO DA ROCHA MARM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 HEITOR VILA LOBOS 1961 </text:p>
          </table:table-cell>
          <table:table-cell office:value-type="string">
            <text:p>VILA RENATA</text:p>
          </table:table-cell>
          <table:table-cell office:value-type="string">
            <text:p>(12) 37970777</text:p>
          </table:table-cell>
          <table:table-cell office:value-type="string">
            <text:p>HOSPITAL GERAL</text:p>
          </table:table-cell>
        </table:table-row>
        <table:table-row table:style-name="ro8">
          <table:table-cell office:value-type="string">
            <text:p>JOSE FRANCISCO VILELA DOS REI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NOVE DE JULHO 520 SALAS 24 E 25</text:p>
          </table:table-cell>
          <table:table-cell office:value-type="string">
            <text:p>VILA ADYANNA</text:p>
          </table:table-cell>
          <table:table-cell office:value-type="string">
            <text:p>012 39414188</text:p>
          </table:table-cell>
          <table:table-cell office:value-type="string">
            <text:p>CONSULTORIO ISOLADO</text:p>
          </table:table-cell>
        </table:table-row>
        <table:table-row table:style-name="ro8">
          <table:table-cell office:value-type="string">
            <text:p>LABORATORIO CENTRA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 SAO JOSE 630 </text:p>
          </table:table-cell>
          <table:table-cell office:value-type="string">
            <text:p>CENTRO</text:p>
          </table:table-cell>
          <table:table-cell office:value-type="string">
            <text:p>(12)39422485</text:p>
          </table:table-cell>
          <table:table-cell office:value-type="string">
            <text:p>UNIDADE DE APOIO DIAGNOSE E TERAPIA (SADT ISOLADO)</text:p>
          </table:table-cell>
        </table:table-row>
        <table:table-row table:style-name="ro8">
          <table:table-cell office:value-type="string">
            <text:p>LEONARDO LOPEZ VALDIVI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CARLOS CHAGAS 611 SALA 1</text:p>
          </table:table-cell>
          <table:table-cell office:value-type="string">
            <text:p>ESPLANADA I</text:p>
          </table:table-cell>
          <table:table-cell office:value-type="float" office:value="39411495">
            <text:p>39411495</text:p>
          </table:table-cell>
          <table:table-cell office:value-type="string">
            <text:p>CONSULTORIO ISOLADO</text:p>
          </table:table-cell>
        </table:table-row>
        <table:table-row table:style-name="ro8">
          <table:table-cell office:value-type="string">
            <text:p>LITHOVALE SAO JOSE DOS CAMPO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 MARCONDES SALGADO 28 SALA 3</text:p>
          </table:table-cell>
          <table:table-cell office:value-type="string">
            <text:p>VILA ADYANA</text:p>
          </table:table-cell>
          <table:table-cell office:value-type="string">
            <text:p>(12)39232755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MS FISIOTERAPI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 PROFESSOR SEBASTIAO PAULO DE T PONTES 572 </text:p>
          </table:table-cell>
          <table:table-cell office:value-type="string">
            <text:p>VILA INDUSTRIAL</text:p>
          </table:table-cell>
          <table:table-cell office:value-type="float" office:value="39024711">
            <text:p>39024711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OFTALMOVAL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AFONSO CESAR DE SIQUEIRA 225 </text:p>
          </table:table-cell>
          <table:table-cell office:value-type="string">
            <text:p>VILA JACI</text:p>
          </table:table-cell>
          <table:table-cell office:value-type="string">
            <text:p>012 39231000</text:p>
          </table:table-cell>
          <table:table-cell office:value-type="string">
            <text:p>UNIDADE DE APOIO DIAGNOSE E TERAPIA (SADT ISOLADO)</text:p>
          </table:table-cell>
        </table:table-row>
        <table:table-row table:style-name="ro2">
          <table:table-cell office:value-type="string">
            <text:p>OFTICOR CLINICA ESPECIALIZADA LTD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 BRIGADEIRO OSVALDO NASCIMENTO LEAL 434 </text:p>
          </table:table-cell>
          <table:table-cell office:value-type="string">
            <text:p>VILA RUBI</text:p>
          </table:table-cell>
          <table:table-cell office:value-type="string">
            <text:p>(12) 39413302</text:p>
          </table:table-cell>
          <table:table-cell office:value-type="string">
            <text:p>CONSULTORIO ISOLADO</text:p>
          </table:table-cell>
        </table:table-row>
        <table:table-row table:style-name="ro8">
          <table:table-cell office:value-type="string">
            <text:p>OTOVAL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ADHEMAR DE BARROS 910 SALA 01</text:p>
          </table:table-cell>
          <table:table-cell office:value-type="string">
            <text:p>VILA ADYANNA</text:p>
          </table:table-cell>
          <table:table-cell office:value-type="string">
            <text:p>12-39238988</text:p>
          </table:table-cell>
          <table:table-cell office:value-type="string">
            <text:p>CONSULTORIO ISOLADO</text:p>
          </table:table-cell>
        </table:table-row>
        <table:table-row table:style-name="ro8">
          <table:table-cell office:value-type="string">
            <text:p>PLANI DIAGNOSTICOS MEDICOS POR IMAGEM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ANDROMEDA 227 LOJA 140</text:p>
          </table:table-cell>
          <table:table-cell office:value-type="string">
            <text:p>JARDIM SATELITE</text:p>
          </table:table-cell>
          <table:table-cell office:value-type="string">
            <text:p>12 37975411</text:p>
          </table:table-cell>
          <table:table-cell office:value-type="string">
            <text:p>UNIDADE DE APOIO DIAGNOSE E TERAPIA (SADT ISOLADO)</text:p>
          </table:table-cell>
        </table:table-row>
        <table:table-row table:style-name="ro8">
          <table:table-cell office:value-type="string">
            <text:p>PROFEMIN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SAO JOAO 410 SALAS 21 22 25</text:p>
          </table:table-cell>
          <table:table-cell office:value-type="string">
            <text:p>JD ESPLANADA</text:p>
          </table:table-cell>
          <table:table-cell office:value-type="string">
            <text:p>012 39252511</text:p>
          </table:table-cell>
          <table:table-cell office:value-type="string">
            <text:p>CONSULTORIO ISOLADO</text:p>
          </table:table-cell>
        </table:table-row>
        <table:table-row table:style-name="ro8">
          <table:table-cell office:value-type="string">
            <text:p>PROJETO CASULO CASA DA GESTANT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PAULO SETUBAL 68 </text:p>
          </table:table-cell>
          <table:table-cell office:value-type="string">
            <text:p>VILA IGUALDADE</text:p>
          </table:table-cell>
          <table:table-cell office:value-type="string">
            <text:p>(12) 39136040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QUAGLIA LABORATORI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FRANCISCO PAES 165 </text:p>
          </table:table-cell>
          <table:table-cell office:value-type="string">
            <text:p>CENTRO</text:p>
          </table:table-cell>
          <table:table-cell office:value-type="string">
            <text:p>012 21389500</text:p>
          </table:table-cell>
          <table:table-cell office:value-type="string">
            <text:p>UNIDADE DE APOIO DIAGNOSE E TERAPIA (SADT ISOLADO)</text:p>
          </table:table-cell>
        </table:table-row>
        <table:table-row table:style-name="ro2">
          <table:table-cell office:value-type="string">
            <text:p>SANTA CASA DE MISERICORDIA DE SAO JOSE DOS CAMPO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DOLZANI RICARDO 620 </text:p>
          </table:table-cell>
          <table:table-cell office:value-type="string">
            <text:p>CENTRO</text:p>
          </table:table-cell>
          <table:table-cell office:value-type="string">
            <text:p>(12)3876-1999</text:p>
          </table:table-cell>
          <table:table-cell office:value-type="string">
            <text:p>HOSPITAL GERAL</text:p>
          </table:table-cell>
        </table:table-row>
        <table:table-row table:style-name="ro2">
          <table:table-cell office:value-type="string">
            <text:p>SECRETARIA MUNICIPAL DE SAUDE DE SAO JOSE DOS CAMPO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JOSE DE ALENCAR 123 5 ANDAR</text:p>
          </table:table-cell>
          <table:table-cell office:value-type="string">
            <text:p>VILA SANTA LUZIA</text:p>
          </table:table-cell>
          <table:table-cell office:value-type="string">
            <text:p>(12) 39478148</text:p>
          </table:table-cell>
          <table:table-cell office:value-type="string">
            <text:p>SECRETARIA DE SAUDE</text:p>
          </table:table-cell>
        </table:table-row>
        <table:table-row table:style-name="ro8">
          <table:table-cell office:value-type="string">
            <text:p>SOUZA GAVAZZI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 FRANCISCO JOSE LONGO 149 SALAS 51 53</text:p>
          </table:table-cell>
          <table:table-cell office:value-type="string">
            <text:p>JD SAO DIMAS</text:p>
          </table:table-cell>
          <table:table-cell office:value-type="string">
            <text:p>(12) 39425768</text:p>
          </table:table-cell>
          <table:table-cell office:value-type="string">
            <text:p>UNIDADE DE APOIO DIAGNOSE E TERAPIA (SADT ISOLADO)</text:p>
          </table:table-cell>
        </table:table-row>
        <table:table-row table:style-name="ro2">
          <table:table-cell office:value-type="string">
            <text:p>THEIA SOLIV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TEOPOMPO DE VASCONCELOS 270 SALA 01</text:p>
          </table:table-cell>
          <table:table-cell office:value-type="string">
            <text:p>VILA ADYANNA</text:p>
          </table:table-cell>
          <table:table-cell office:value-type="string">
            <text:p>012 39433083</text:p>
          </table:table-cell>
          <table:table-cell office:value-type="string">
            <text:p>CONSULTORIO ISOLADO</text:p>
          </table:table-cell>
        </table:table-row>
        <table:table-row table:style-name="ro8">
          <table:table-cell office:value-type="string">
            <text:p>TOMOVAL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TEOPOMPO DE VASCONCELOS 41 </text:p>
          </table:table-cell>
          <table:table-cell office:value-type="string">
            <text:p>VILA ADYANNA</text:p>
          </table:table-cell>
          <table:table-cell office:value-type="string">
            <text:p>39136663/64</text:p>
          </table:table-cell>
          <table:table-cell office:value-type="string">
            <text:p>UNIDADE DE APOIO DIAGNOSE E TERAPIA (SADT ISOLADO)</text:p>
          </table:table-cell>
        </table:table-row>
        <table:table-row table:style-name="ro8">
          <table:table-cell office:value-type="string">
            <text:p>UAISM LEST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PRACA FRANCISCO ESCOBAR 150 </text:p>
          </table:table-cell>
          <table:table-cell office:value-type="string">
            <text:p>MONTE CASTELO</text:p>
          </table:table-cell>
          <table:table-cell office:value-type="string">
            <text:p>012 39224495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UAISM SU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MAR DEL PLATA 1216 </text:p>
          </table:table-cell>
          <table:table-cell office:value-type="string">
            <text:p>JARDM PARAISO</text:p>
          </table:table-cell>
          <table:table-cell office:value-type="string">
            <text:p>(12)39346151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UBS ALTO DA PONT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ANSELMO CARNEVALE 82 </text:p>
          </table:table-cell>
          <table:table-cell office:value-type="string">
            <text:p>VL N SRA DAS GRACAS</text:p>
          </table:table-cell>
          <table:table-cell office:value-type="string">
            <text:p>(12)39228295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ALTOS DE SANTAN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ALTO DO RIO DOCE 1585 </text:p>
          </table:table-cell>
          <table:table-cell office:value-type="string">
            <text:p>ALTOS DE SANTANA</text:p>
          </table:table-cell>
          <table:table-cell office:value-type="string">
            <text:p>12 - 39112167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BONSUCESS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ESTRADA DO BONSUCESSO 13 </text:p>
          </table:table-cell>
          <table:table-cell office:value-type="string">
            <text:p>BONSUCESSO</text:p>
          </table:table-cell>
          <table:table-cell office:value-type="string">
            <text:p>012 39139000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BOSQUE DOS EUCALIPTO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PIRAJU 45 </text:p>
          </table:table-cell>
          <table:table-cell office:value-type="string">
            <text:p>BQ DOS EUCALIPTOS</text:p>
          </table:table-cell>
          <table:table-cell office:value-type="string">
            <text:p>012 39363040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BUQUIRINH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JOSE MENDONCA DA COSTA 82 </text:p>
          </table:table-cell>
          <table:table-cell office:value-type="string">
            <text:p>BUQUIRINHA</text:p>
          </table:table-cell>
          <table:table-cell office:value-type="string">
            <text:p>012 39481648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CAMPO DOS ALEMAE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JOSE ISALTINO SILVA S/N </text:p>
          </table:table-cell>
          <table:table-cell office:value-type="string">
            <text:p>CAMPO DOS ALEMAES</text:p>
          </table:table-cell>
          <table:table-cell office:value-type="string">
            <text:p>012 39662357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CAMPOS DE SAO JOS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DALILA MARQUES MIGUEZ 39 </text:p>
          </table:table-cell>
          <table:table-cell office:value-type="string">
            <text:p>CAMPOS DE SAO JOSE</text:p>
          </table:table-cell>
          <table:table-cell office:value-type="string">
            <text:p>(12)39125959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CENTRO I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CORONEL JOSE MONTEIRO 407 </text:p>
          </table:table-cell>
          <table:table-cell office:value-type="string">
            <text:p>CENTRO</text:p>
          </table:table-cell>
          <table:table-cell office:value-type="string">
            <text:p>012 39212445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CENTRO II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TIVOLI 195 </text:p>
          </table:table-cell>
          <table:table-cell office:value-type="string">
            <text:p>VILA BETANIA</text:p>
          </table:table-cell>
          <table:table-cell office:value-type="string">
            <text:p>012 39217219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CHACARAS REUNIDA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PRACA CARIRI 104 </text:p>
          </table:table-cell>
          <table:table-cell office:value-type="string">
            <text:p>CHACARAS REUNIDAS</text:p>
          </table:table-cell>
          <table:table-cell office:value-type="string">
            <text:p>12 - 39331027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COLONIA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JOSE RIBEIRO BASTOS 185 </text:p>
          </table:table-cell>
          <table:table-cell office:value-type="string">
            <text:p>COLONIAL</text:p>
          </table:table-cell>
          <table:table-cell office:value-type="string">
            <text:p>(12) 39666252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DOM PEDRO I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JOSE EUGENIO DA SILVA 501 </text:p>
          </table:table-cell>
          <table:table-cell office:value-type="string">
            <text:p>CONJ HAB DOM PEDRO I</text:p>
          </table:table-cell>
          <table:table-cell office:value-type="string">
            <text:p>(12) 39663399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EUGENIO DE MEL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CHICO BUQUIRA 411 </text:p>
          </table:table-cell>
          <table:table-cell office:value-type="string">
            <text:p>EUGENIO DE MELO</text:p>
          </table:table-cell>
          <table:table-cell office:value-type="string">
            <text:p>(12)39051005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JARDIM AMERICAN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JULIA CURSINO 161 </text:p>
          </table:table-cell>
          <table:table-cell office:value-type="string">
            <text:p>JARDIM AMERICANO</text:p>
          </table:table-cell>
          <table:table-cell office:value-type="string">
            <text:p>(12)39122872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JARDIM DA GRANJ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URANO 85 </text:p>
          </table:table-cell>
          <table:table-cell office:value-type="string">
            <text:p>JARDIM DA GRANJA</text:p>
          </table:table-cell>
          <table:table-cell office:value-type="string">
            <text:p>012 39414400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JARDIM DAS INDUSTRIA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PIRASSUNUNGA 130 </text:p>
          </table:table-cell>
          <table:table-cell office:value-type="string">
            <text:p>JD DAS INDUSTRIAS</text:p>
          </table:table-cell>
          <table:table-cell office:value-type="string">
            <text:p>12 - 39332397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JARDIM JUSSAR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PRACA ANA BERLING MACEDO 282 </text:p>
          </table:table-cell>
          <table:table-cell office:value-type="string">
            <text:p>JD JUSSARA</text:p>
          </table:table-cell>
          <table:table-cell office:value-type="string">
            <text:p>012 39412540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JARDIM MORUMBI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ELISIO GALDINO SOBRINHO 08 </text:p>
          </table:table-cell>
          <table:table-cell office:value-type="string">
            <text:p>JARDIM MORUMBI</text:p>
          </table:table-cell>
          <table:table-cell office:value-type="string">
            <text:p>012 39371858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JARDIM NOVA DETROIT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JOSE PEDRO 321 </text:p>
          </table:table-cell>
          <table:table-cell office:value-type="string">
            <text:p>JARDIM NOVA DETROIT</text:p>
          </table:table-cell>
          <table:table-cell office:value-type="string">
            <text:p>(12)39122421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JARDIM ORIENT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SENJU OTA 40 </text:p>
          </table:table-cell>
          <table:table-cell office:value-type="string">
            <text:p>JARDIM ORIENTE</text:p>
          </table:table-cell>
          <table:table-cell office:value-type="string">
            <text:p>012 39318336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JARDIM SANTA INES II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DOS CIRURGIOES DENTISTAS 215 </text:p>
          </table:table-cell>
          <table:table-cell office:value-type="string">
            <text:p>JARDIM SANTA INES II</text:p>
          </table:table-cell>
          <table:table-cell office:value-type="string">
            <text:p>(12)39291309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JARDIM SAO JOSE II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DOUTOR FREDIANO BIANCHI FILHO 220 </text:p>
          </table:table-cell>
          <table:table-cell office:value-type="string">
            <text:p>JARDIM SAO JOSE II</text:p>
          </table:table-cell>
          <table:table-cell office:value-type="string">
            <text:p>012 39126079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JARDIM SATELIT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ANDROMEDA 1960 </text:p>
          </table:table-cell>
          <table:table-cell office:value-type="string">
            <text:p>JARDIM SATELITE</text:p>
          </table:table-cell>
          <table:table-cell office:value-type="string">
            <text:p>012 39316530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JARDIM TELESPARK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BENEDITO PEREIRA LIMA 210 </text:p>
          </table:table-cell>
          <table:table-cell office:value-type="string">
            <text:p>JARDIM TELESPARK</text:p>
          </table:table-cell>
          <table:table-cell office:value-type="string">
            <text:p>012 39214213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LIMOEIR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CORIFEU DE AZEVEDO MARQUES 3350 </text:p>
          </table:table-cell>
          <table:table-cell office:value-type="string">
            <text:p>LIMOEIRO</text:p>
          </table:table-cell>
          <table:table-cell office:value-type="string">
            <text:p>(12)39314735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NOVO HORIZONT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DOS VIDRACEIROS 159 </text:p>
          </table:table-cell>
          <table:table-cell office:value-type="string">
            <text:p>PQ NOVO HORIZONTE</text:p>
          </table:table-cell>
          <table:table-cell office:value-type="string">
            <text:p>(12)39071036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PARAISO DO SO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DR JOAO GOMES BATISTA NETO 172 </text:p>
          </table:table-cell>
          <table:table-cell office:value-type="string">
            <text:p>PARAISO DO SOL</text:p>
          </table:table-cell>
          <table:table-cell office:value-type="string">
            <text:p>012 39071472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PARQUE INDUSTRIA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GOIANIA 495 </text:p>
          </table:table-cell>
          <table:table-cell office:value-type="string">
            <text:p>PARQUE INDUSTRIAL</text:p>
          </table:table-cell>
          <table:table-cell office:value-type="string">
            <text:p>(12)39321300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PARQUE INTERLAGO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 NICANOR REIS 578 </text:p>
          </table:table-cell>
          <table:table-cell office:value-type="string">
            <text:p>PARQUE INTERLAGOS</text:p>
          </table:table-cell>
          <table:table-cell office:value-type="string">
            <text:p>12 - 39447378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PUTIM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ROBERTO APARECIDO CRUZ 100 </text:p>
          </table:table-cell>
          <table:table-cell office:value-type="string">
            <text:p>SANTO ONOFRE</text:p>
          </table:table-cell>
          <table:table-cell office:value-type="string">
            <text:p>(12)39441091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RESIDENCIAL UNIA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MARCELO MANSO 55 </text:p>
          </table:table-cell>
          <table:table-cell office:value-type="string">
            <text:p>RESIDENCIAL UNIAO</text:p>
          </table:table-cell>
          <table:table-cell office:value-type="string">
            <text:p>012 39661896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SANTAN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RUI BARBOSA 2455 </text:p>
          </table:table-cell>
          <table:table-cell office:value-type="string">
            <text:p>SANTANA</text:p>
          </table:table-cell>
          <table:table-cell office:value-type="string">
            <text:p>012 39224035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SAO JUDAS TADEU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SAO NICOLAU 10 </text:p>
          </table:table-cell>
          <table:table-cell office:value-type="string">
            <text:p>SAO JUDAS TADEU</text:p>
          </table:table-cell>
          <table:table-cell office:value-type="string">
            <text:p>(12) 39442404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VILA INDUSTRIAL E TATETUB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DOS PERIQUITOS 464 </text:p>
          </table:table-cell>
          <table:table-cell office:value-type="string">
            <text:p>VILA TATETUBA</text:p>
          </table:table-cell>
          <table:table-cell office:value-type="string">
            <text:p>012 39296183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VILA MARI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SAO PEDRO 55 </text:p>
          </table:table-cell>
          <table:table-cell office:value-type="string">
            <text:p>VILA MARIA</text:p>
          </table:table-cell>
          <table:table-cell office:value-type="string">
            <text:p>012 39216209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VILA NAIR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SUECIA 50 </text:p>
          </table:table-cell>
          <table:table-cell office:value-type="string">
            <text:p>VILA LETONIA</text:p>
          </table:table-cell>
          <table:table-cell office:value-type="string">
            <text:p>012 39229828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VILA PAIVA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JOAO PEDRO DA ROCHA 181 </text:p>
          </table:table-cell>
          <table:table-cell office:value-type="string">
            <text:p>VILA PAIVA</text:p>
          </table:table-cell>
          <table:table-cell office:value-type="string">
            <text:p>(12) 39213466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VILA TESOUR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PRACA ASSIS CHATEAUBRIAND 110 </text:p>
          </table:table-cell>
          <table:table-cell office:value-type="string">
            <text:p>VILA TESOURO</text:p>
          </table:table-cell>
          <table:table-cell office:value-type="string">
            <text:p>(12)39297821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BS VISTA VERD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BRASILIA 135 </text:p>
          </table:table-cell>
          <table:table-cell office:value-type="string">
            <text:p>VISTA VERDE</text:p>
          </table:table-cell>
          <table:table-cell office:value-type="string">
            <text:p>012 39122326</text:p>
          </table:table-cell>
          <table:table-cell office:value-type="string">
            <text:p>CENTRO DE SAUDE/UNIDADE BASICA</text:p>
          </table:table-cell>
        </table:table-row>
        <table:table-row table:style-name="ro8">
          <table:table-cell office:value-type="string">
            <text:p>UES UNIDADE DE ESPECIALIDADES DE SAUD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SEBASTIAO HUMEL 422 </text:p>
          </table:table-cell>
          <table:table-cell office:value-type="string">
            <text:p>CENTRO</text:p>
          </table:table-cell>
          <table:table-cell office:value-type="string">
            <text:p>39218000/8841</text:p>
          </table:table-cell>
          <table:table-cell office:value-type="string">
            <text:p>POLICLINICA</text:p>
          </table:table-cell>
        </table:table-row>
        <table:table-row table:style-name="ro8">
          <table:table-cell office:value-type="string">
            <text:p>UNEP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SANTA CLARA 460 </text:p>
          </table:table-cell>
          <table:table-cell office:value-type="string">
            <text:p>VILA ADYANNA</text:p>
          </table:table-cell>
          <table:table-cell office:value-type="string">
            <text:p>012 32028080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UNEP IMAGENS DIAGNOSTICA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ANTONIO SAES 376 </text:p>
          </table:table-cell>
          <table:table-cell office:value-type="string">
            <text:p>CENTRO</text:p>
          </table:table-cell>
          <table:table-cell office:value-type="string">
            <text:p>012 21341800</text:p>
          </table:table-cell>
          <table:table-cell office:value-type="string">
            <text:p>UNIDADE DE APOIO DIAGNOSE E TERAPIA (SADT ISOLADO)</text:p>
          </table:table-cell>
        </table:table-row>
        <table:table-row table:style-name="ro8">
          <table:table-cell office:value-type="string">
            <text:p>UNIDADE DE PRONTO ATENDIMENTO SAUDE MENTA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PITUBA 100 </text:p>
          </table:table-cell>
          <table:table-cell office:value-type="string">
            <text:p>JARDIM SATELITE</text:p>
          </table:table-cell>
          <table:table-cell office:value-type="string">
            <text:p>012 39319437</text:p>
          </table:table-cell>
          <table:table-cell office:value-type="string">
            <text:p>PRONTO SOCORRO ESPECIALIZADO</text:p>
          </table:table-cell>
        </table:table-row>
        <table:table-row table:style-name="ro8">
          <table:table-cell office:value-type="string">
            <text:p>UNIDADE DE REABILITACAO CENTRO NORT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ANTONIO MORAES BARROS 92 </text:p>
          </table:table-cell>
          <table:table-cell office:value-type="string">
            <text:p>CENTRO</text:p>
          </table:table-cell>
          <table:table-cell office:value-type="string">
            <text:p>(12)39222722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UNIDADE DE REABILITACAO LEST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JACINTO 23 </text:p>
          </table:table-cell>
          <table:table-cell office:value-type="string">
            <text:p>JARDIM PAULISTA</text:p>
          </table:table-cell>
          <table:table-cell office:value-type="string">
            <text:p>012 39233473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UNIDADE DE REABILITACAO SUL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LETICIA 530 </text:p>
          </table:table-cell>
          <table:table-cell office:value-type="string">
            <text:p>JD SATELITE</text:p>
          </table:table-cell>
          <table:table-cell office:value-type="string">
            <text:p>012 39342287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UNIDADE REFERENCIA AQUARELA CENTR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MADRE TEREZA 449 2 ANDAR</text:p>
          </table:table-cell>
          <table:table-cell office:value-type="string">
            <text:p>CENTRO</text:p>
          </table:table-cell>
          <table:table-cell office:value-type="string">
            <text:p>012 39132018</text:p>
          </table:table-cell>
          <table:table-cell office:value-type="string">
            <text:p>CLINICA ESPECIALIZADA/AMBULATORIO DE ESPECIALIDADE</text:p>
          </table:table-cell>
        </table:table-row>
        <table:table-row table:style-name="ro8">
          <table:table-cell office:value-type="string">
            <text:p>UPA ALTO DA PONT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ALZIRO LEBRAO 70 </text:p>
          </table:table-cell>
          <table:table-cell office:value-type="string">
            <text:p>ALTO DA PONTE</text:p>
          </table:table-cell>
          <table:table-cell office:value-type="string">
            <text:p>012 39423061</text:p>
          </table:table-cell>
          <table:table-cell office:value-type="string">
            <text:p>PRONTO SOCORRO GERAL</text:p>
          </table:table-cell>
        </table:table-row>
        <table:table-row table:style-name="ro8">
          <table:table-cell office:value-type="string">
            <text:p>UPA CAMPO DOS ALEMAE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JOAO DE OLIVEIRA E SILVA S/N </text:p>
          </table:table-cell>
          <table:table-cell office:value-type="string">
            <text:p>CAMPO DOS ALEMAES</text:p>
          </table:table-cell>
          <table:table-cell office:value-type="string">
            <text:p>(12) 39661108/39662357</text:p>
          </table:table-cell>
          <table:table-cell office:value-type="string">
            <text:p>PRONTO SOCORRO GERAL</text:p>
          </table:table-cell>
        </table:table-row>
        <table:table-row table:style-name="ro2">
          <table:table-cell office:value-type="string">
            <text:p>UPA EUGENIO DE MELO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CORONEL EUGENIO AUGUSTO DE MELO 101 </text:p>
          </table:table-cell>
          <table:table-cell office:value-type="string">
            <text:p>EUGENIO DE MELO</text:p>
          </table:table-cell>
          <table:table-cell office:value-type="float" office:value="1239052152">
            <text:p>1239052152</text:p>
          </table:table-cell>
          <table:table-cell office:value-type="string">
            <text:p>PRONTO SOCORRO GERAL</text:p>
          </table:table-cell>
        </table:table-row>
        <table:table-row table:style-name="ro8">
          <table:table-cell office:value-type="string">
            <text:p>UPA NOVO HORIZONTE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TANCREDO NEVES 5120 </text:p>
          </table:table-cell>
          <table:table-cell office:value-type="string">
            <text:p>PQ NOVO HORIZONTE</text:p>
          </table:table-cell>
          <table:table-cell office:value-type="string">
            <text:p>12 3907-1555</text:p>
          </table:table-cell>
          <table:table-cell office:value-type="string">
            <text:p>PRONTO SOCORRO GERAL</text:p>
          </table:table-cell>
        </table:table-row>
        <table:table-row table:style-name="ro8">
          <table:table-cell office:value-type="string">
            <text:p>UPA SAO FRANCISCO XAVIER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ESTRADA PEDRO DAVID S/N </text:p>
          </table:table-cell>
          <table:table-cell office:value-type="string">
            <text:p>SAO FRANCISCO XAVIER</text:p>
          </table:table-cell>
          <table:table-cell office:value-type="string">
            <text:p>(12)39261226</text:p>
          </table:table-cell>
          <table:table-cell office:value-type="string">
            <text:p>UNIDADE MISTA</text:p>
          </table:table-cell>
        </table:table-row>
        <table:table-row table:style-name="ro8">
          <table:table-cell office:value-type="string">
            <text:p>URC DIAGNOSTICOS MEDICO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TEOPOMPO DE VASCONCELOS 245 </text:p>
          </table:table-cell>
          <table:table-cell office:value-type="string">
            <text:p>VILA ADYANA</text:p>
          </table:table-cell>
          <table:table-cell office:value-type="string">
            <text:p>012 39411287</text:p>
          </table:table-cell>
          <table:table-cell office:value-type="string">
            <text:p>UNIDADE DE APOIO DIAGNOSE E TERAPIA (SADT ISOLADO)</text:p>
          </table:table-cell>
        </table:table-row>
        <table:table-row table:style-name="ro8">
          <table:table-cell office:value-type="string">
            <text:p>UROCLIN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 ANCHIETA 671 </text:p>
          </table:table-cell>
          <table:table-cell office:value-type="string">
            <text:p>JD NOVA AMERICA</text:p>
          </table:table-cell>
          <table:table-cell office:value-type="string">
            <text:p>12 39224146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VALECLIN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AVENIDA DOUTOR ADHEMAR DE BARROS 1188 </text:p>
          </table:table-cell>
          <table:table-cell office:value-type="string">
            <text:p>VILA ADYANNA</text:p>
          </table:table-cell>
          <table:table-cell office:value-type="string">
            <text:p>012 35193384</text:p>
          </table:table-cell>
          <table:table-cell office:value-type="string">
            <text:p>UNIDADE DE APOIO DIAGNOSE E TERAPIA (SADT ISOLADO)</text:p>
          </table:table-cell>
        </table:table-row>
        <table:table-row table:style-name="ro2">
          <table:table-cell office:value-type="string">
            <text:p>VIGILANCIA EPIDEMIOLOGICA DE SAO JOSE DOS CAMPO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 MARIA LUIZA G MEDEIROS 92 SALA 11</text:p>
          </table:table-cell>
          <table:table-cell office:value-type="string">
            <text:p>VL SANTA LUZIA</text:p>
          </table:table-cell>
          <table:table-cell office:value-type="string">
            <text:p>12 39478691</text:p>
          </table:table-cell>
          <table:table-cell office:value-type="string">
            <text:p>UNIDADE DE VIGILANCIA EM SAUDE</text:p>
          </table:table-cell>
        </table:table-row>
        <table:table-row table:style-name="ro2">
          <table:table-cell office:value-type="string">
            <text:p>VIGILANCIA SANITARIA MUNICIPAL DE SAO JOSE DOS CAMPOS</text:p>
          </table:table-cell>
          <table:table-cell office:value-type="string">
            <text:p>SP</text:p>
          </table:table-cell>
          <table:table-cell office:value-type="string">
            <text:p>são josé dos campos</text:p>
          </table:table-cell>
          <table:table-cell office:value-type="string">
            <text:p>RUA MARIA LUIZA G MEDEIROS 92 SALAS 14 15 16 E 17</text:p>
          </table:table-cell>
          <table:table-cell office:value-type="string">
            <text:p>VILA SANTA LUZIA</text:p>
          </table:table-cell>
          <table:table-cell office:value-type="string">
            <text:p>(12)39134898</text:p>
          </table:table-cell>
          <table:table-cell office:value-type="string">
            <text:p>UNIDADE DE VIGILANCIA EM SAUDE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5/07/2012</text:date>, <text:time>11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u </meta:initial-creator>
    <meta:creation-date>2012-05-06T21:20:25</meta:creation-date>
    <dc:date>2012-05-07T11:50:03</dc:date>
    <dc:creator>cadu </dc:creator>
    <meta:editing-duration>PT3M9S</meta:editing-duration>
    <meta:editing-cycles>2</meta:editing-cycles>
    <meta:generator>LibreOffice/3.4$Linux LibreOffice_project/340m1$Build-402</meta:generator>
    <meta:document-statistic meta:table-count="3" meta:cell-count="874" meta:object-count="0"/>
  </office:meta>
</office:document-meta>
</file>